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4.51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5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UTILIDAD DEL PERIODO (ESTADO DE RESULTADO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T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TOTAL - AUMENTO (DISMINUCION) DEL EFE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ZON SOCIAL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UDAD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PARTAMENTO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AZON SOCI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I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TOR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FLUJO DE EFECTIVO NETO EN ACTIVIDADES FINANCIER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05 CAJA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FLUJO DE EFECTIVO NETO EN ACTIVIDADES DE OPERACIÓ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10 BANCOS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FLUJO DE EFECTIVO NETO EN ACTIVIDADES DE INVERS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15 REMESAS EN TRÃNSITO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EFECTIVO PRESENTE AÑ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20 CUENTAS DE AHORRO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EFECTIVO GENERADO EN OPERACIÓ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25 FONDOS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EFECTIVO AÑO ANTERI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 SUBTOTAL DISPONIBLE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DEPARTAMENT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 INVERSIONES 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05 CLIENTES 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II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310 CUENTAS CORRIENTES COMERCIALES (CP)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(+) VENTA PROPIEDADES PLANTA Y EQUIP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315 CUENTAS POR COBRAR A CASA MATRIZ (CP)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(+) VENTA INVERSIONES TEMPORAL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320 CUENTAS POR COBRAR A VINCULADOS ECONÃ“MICOS (CP)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(+) VENTA INVERSIONES PERMANEN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323 CUENTAS POR COBRAR A DIRECTORES (CP)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(+) PROVISIONE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325 CUENTAS POR COBRAR A SOCIOS Y ACCIONISTAS (CP)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(+) PROVISION IMPUESTO DE RENTA Y COMPLEMENTARIOS (EST. RESULTADO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28 APORTES POR COBRAR (CP)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(+) PÉRDIDA EN VENTA O RETIRO DE BIENES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330 ANTICIPOS Y AVANCES (CP)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(+) PÉRDIDA EN METODO DE PARTICIPACION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332 CUENTAS DE OPERACIÃ“N CONJUNTA (CP)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(+) NUEVAS OBLIGACIONES FINANCIERAS A LARGO PLAZ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335 DEPÃ“SITOS (CP)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(+) NUEVAS OBLIGACIONES FINANCIER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340 PROMESAS DE COMPRAVENTA (CP)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(+) DISMINUCION OTROS ACTIVO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45 INGRESOS POR COBRAR (CP)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(+) DISMINUCION INVENTARIO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50 RETENCIÃ“N SOBRE CONTRATOS (CP)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(+) DISMINUCION INTANGIBL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355 ANTICIPO DE IMPTOS. Y CONTRIB.O SALDOS A FAVOR (CP)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(+) DISMINUCION DEUDOR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360 RECLAMACIONES (CP)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(+) DISMINUCION ACTIVOS DIFERIDO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365 CUENTAS POR COBRAR A TRABAJADORES (CP)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(+) DEPRECIACIONES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70 PRESTAMOS A PARTICULARES (CP)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(+) AUMENTO SUPERAVIT DE CAPIT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380 DEUDORES VARIOS (CP)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(+) AUMENTO PROVEEDOR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85 DERECHOS DE RECOMP. DE CART. NEGOCIADA (CP)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(+) AUMENTO PASIVOS ESTIMADOS Y PROVISION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390 DEUDAS DE DIFÃCIL COBRO (CP)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(+) AUMENTO PASIVOS DIFERIDO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399 PROVISIONES (CP)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(+) AUMENTO OTROS PASIVO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3 SUBTOTAL DEUDORES (CP)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(+) AUMENTO OBLIGACIONES LABORAL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405 MATERIAS PRIMAS 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(+) AUMENTO IMPUESTOS GRAVAMENES Y TASA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410 PRODUCTOS EN PROCESO 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(+) AUMENTO CUENTAS POR PAGA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415 OBRAS DE CONSTRUC. EN CURSO 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(+) AUMENTO CAPITAL SOCIAL Y/O RECOLOCACION DE ACCION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417 OBRAS DE URBANISMO 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(+) AUMENTO BONOS Y PAPELES COMERCIAL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420 CONTRATOS EN EJECUCIÃ“N (CP)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(+) AMORTIZACIONES CALCULO ACTUARIAL BONOS Y TITULOS PENSIONALE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425 CULTIVOS EN DESARROLLO (CP)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(+) AMORTIZACIONE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428 PLANTACIONES AGRÃCOLAS (CP)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(+ O -) ERRORES DE EJERCICIOS ANTERIOR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430 PRODUCTOS TERMINADOS 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(+ O -) DIFERENCIA EN CAMBI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435 M/CÃAS NO FABRICADAS POR LA EMP.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(-) UTILIDAD EN VTA PROPIEDADES Y EQUIPO Y/O OTROS BIENE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40 BIENES RAÃCES PARA LA VENTA 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(-) UTILIDAD EN VENTA DE INVERSIONES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445 SEMOVIENTES (CP)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(-) UTILIDAD EN METODO DE PARTICIPACIO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450 TERRENOS 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(-) RECUPERACION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455 MATERIALES, REPUESTOS Y ACCESORIOS (CP)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(-) PAGO DE UTILIDADES (DIVIDEN. PARTICIP. GIR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460 ENVASES Y EMPAQUES (CP)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(-) PAGO DE OBLIGACIONES FINANCIERAS A LARGO PLAZ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465 INVENTARIOS EN TRÃNSITO (CP)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(-) PAGO DE OBLIGACIONES FINANCIERA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499 PROVISIONES (CP)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(-) DISMINUCION SUPERAVIT DE CAPIT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4 SUBTOTAL INVENTARIOS (CP)</text:p>
          </table:table-cell>
          <table:table-cell office:value-type="string" calcext:value-type="string">
            <text:p>Inventarios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(-) DISMINUCION PROVEEDOR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705 GASTOS PAGADOS POR ANTICIPADO (CP)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(-) DISMINUCION PASIVOS ESTIMADOS Y PROVISION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710 CARGOS DIFERIDOS (CP)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(-) DISMINUCION PASIVOS DIFERIDO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715 COSTOS DE EXPLORACIÃ“N POR AMORTIZAR (CP)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(-) DISMINUCION OTROS PASIVO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720 COSTOS DE EXPLOTACIÃ“N Y DESARROLLO (CP)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(-) DISMINUCION OBLIGACIONES LABORAL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730 CARGOS POR CORRECCIÃ“N MONETARIA DIFERIDA (CP)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(-) DISMINUCION IMPUESTOS GRAVAMENES Y TASA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798 AMORTIZACIÃ“N ACUMULADA (CP)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(-) DISMINUCION CUENTAS POR PAGA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7 SUBTOTAL DIFERIDO (CP)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(-) DISMINUCION CAPITAL SOCIAL Y/O READQUISICION DE ACCION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OTAL ACTIVO CORRIENTE</text:p>
          </table:table-cell>
          <table:table-cell office:value-type="string" calcext:value-type="string">
            <text:p>Activo corriente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(-) DISMINUCION BONOS Y PAPELES COMERCIAL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2 INVERSIONES 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(-) COMPRA PROPIEDAD PLANTA Y EQUIP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305 CLIENTES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(-) COMPRA INVERSIONES TEMPORALE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310 CUENTAS CORRIENTES COMERCIALES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(-) COMPRA INVERSIONES PERMANENTE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315 CUENTAS POR COBRAR A CASA MATRIZ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(-) AUMENTO OTROS ACTIVO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320 CUENTAS POR COBRAR A VINCULADOS ECONÃ“M.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(-) AUMENTO INVENTARIO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23 CUENTAS POR COBRAR A DIRECTORES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(-) AUMENTO INTANGIBL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325 CUENTAS POR COBRAR A SOCIOS Y ACCIONISTAS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(-) AUMENTO DEUDOR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330 ANTICIPOS Y AVANCES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(-) AUMENTO ACTIVOS DIFERIDO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32 CUENTAS DE OPERACIÃ“N CONJUNTA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335 DEPÃ“SITOS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340 PROMESAS DE COMPRAVENTA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45 INGRESOS POR COBRAR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350 RETENCIÃ“N SOBRE CONTRATOS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355 ANTICIPO DE IMPTOS.Y CONTRIB.O SALDOS A FAVOR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60 RECLAMACIONES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365 CUENTAS POR COBRAR A TRABAJADORES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370 PRESTAMOS A PARTICULARES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380 DEUDORES VARIOS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385 DERECHOS DE RECOMP. DE CART.NEGOCIADA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390 DEUDAS DE DIFÃCIL COBRO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399 PROVISIONES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3 SUBTOTAL DEUDORES A LARGO PLAZO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5 PROPIEDADES PLANTA Y EQUIPO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605 CRÃ‰DITO MERCANTIL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610 MARCAS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615 PATENTES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620 CONCESIONES Y FRANQUICIAS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625 DERECHOS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630 KNOW HOW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635 LICENCIAS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698 AMORTIZACIÃ“N ACUMULADA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699 PROVISIONES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6 SUBTOTAL INTANGIBLES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705 GASTOS PAGADOS POR ANTICIPADO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710 CARGOS DIFERIDOS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715 COSTOS DE EXPLORACIÃ“N POR AMORTIZAR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720 COSTOS DE EXPLOTACIÃ“N Y DESARROLLO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730 CARGOS POR CORRECCIÃ“N MONETARIA DIFERIDA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798 AMORTIZACIÃ“N ACUMULADA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7 SUBTOTAL DIFERIDOS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805 BIENES DE ARTE Y CULTURA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895 DIVERSOS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899 PROVISIONES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8 SUBTOTAL OTROS ACTIVOS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905 DE INVERSIONES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10 DE PROPIEDADES PLANTA Y EQUIPO 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995 DE OTROS ACTIVOS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9 SUBTOTAL VALORIZACIONES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TAL ACTIVO NO CORRIENTE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TAL ACTIVO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1 OBLIGACIONES FINANCIERAS (CP)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2 PROVEEDORES (CP)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305 CUENTAS CORRIENTES COMERCIALES (CP)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310 A CASA MATRIZ (CP)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315 A COMPAÃ‘ÃAS VINCULADAS (CP)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320 A CONTRATISTAS (CP)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330 ORDENES DE COMPRA POR UTILIZAR (CP)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335 COSTOS Y GASTOS POR PAGAR (CP)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340 INSTALAMENTOS POR PAGAR (CP)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345 ACREEDORES OFICIALES (CP)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350 REGALÃAS POR PAGAR (CP)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355 DEUDAS CON ACCIONISTAS O SOCIOS (CP)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357 DEUDAS CON DIRECTORES (CP)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360 DIVIDENDOS O PARTICIPACIONES POR PAGAR (CP)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365 RETENCIÃ“N EN LA FUENTE (CP)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367 IMPUESTO A LAS VENTAS RETENIDO (CP)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368 IMPUESTO DE INDUSTRIA Y COMERCIO RETENIDO (CP)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370 RETENCIONES Y APORTES DE NÃ“MINA (CP)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375 CUOTAS POR DEVOLVER 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380 ACREEDORES (CP)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3 SUBTOTAL CUENTAS POR PAGAR (CP)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4 IMPUESTOS GRAVÃMENES Y TASAS (CP)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5 OBLIGACIONES LABORALES (CP)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605 PARA COSTOS Y GASTOS (CP)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610 PARA OBLIGACIONES LABORALES (CP)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615 PARA OBLIGACIONES FISCALES (CP)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620 PENSIONES DE JUBILACIÃ“N (CP) 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625 PARA OBRAS DE URBANISMO (CP)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630 PARA MANTENIMIENTO Y REPARACIONES (CP)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635 PARA CONTINGENCIAS (CP)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640 PARA OBLIGACIONES DE GARANTÃAS (CP)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695 PROVISIONES DIVERSAS (CP)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6 SUBTOTAL PASIVOS ESTIMAD. Y PROVIS. (CP)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7 DIFERIDOS (CP)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805 ANTICIPOS Y AVANCES RECIBIDOS (CP)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810 DEPÃ“SITOS RECIBIDOS (CP)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815 INGRESOS RECIBIDOS PARA TERCEROS (CP)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820 CUENTAS DE OPERACIÃ“N CONJUNTA (CP)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825 RETENCIONES A TERCEROS SOBRE CONTRATOSV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830 EMBARGOS JUDICIALES (CP)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835 ACREEDORES DEL SISTEMA (CP) 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840 CUENTAS EN PARTICIPACIÃ“N (CP)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895 DIVERSOS (CP)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8 SUBTOTAL OTROS PASIVOS (CP)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905 BONOS EN CIRCULACIÃ“N (CP)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910 BONOS OBLIGATOR. CONVERTIBLES EN ACCIONES (CP)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915 PAPELES COMERCIALES (CP)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920 BONOS PENSIONALES (CP) 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925 TÃTULOS PENSIONALES (CP) 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9 SUBTOTAL BONOS Y PAPELES COMERCIA. (CP)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OTAL PASIVO CORRIENTE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1 OBLIGACIONES FINANCIERAS 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2 PROVEEDORES (LP)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305 CUENTAS CORRIENTES COMERCIALES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310 A CASA MATRIZ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315 A COMPAÃ‘ÃAS VINCULADAS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320 A CONTRATISTAS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335 COSTOS Y GASTOS POR PAGAR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345 ACREEDORES OFICIALES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350 REGALÃAS POR PAGAR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355 DEUDAS CON ACCIONISTAS O SOCIOS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357 DEUDAS CON DIRECTORES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360 DIVIDENDOS O PARTICIPACIONES POR PAGAR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375 CUOTAS POR DEVOLVER 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380 ACREEDORES VARIOS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3 SUBTOTAL CUENTAS POR PAGAR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4 IMPUESTOS GRAVÃMENES Y TASAS (LP)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5 OBLIGACIONES LABORALES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605 PARA COSTOS Y GASTOS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610 PARA OBLIGACIONES LABORALES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15 PARA OBLIGACIONES FISCALES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620 PENSIONES DE JUBILACIÃ“N (LP) 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625 PARA OBRAS DE URBANISMO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635 PARA CONTINGENCIAS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640 PARA OBLIGACIONES DE GARANTÃAS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695 PROVISIONES DIVERSAS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6 SUBTOTAL PASIVOS ESTIMAD. Y PROVIS.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705 INGRESOS RECIBIDOS POR ANTICIPADO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710 ABONOS DIFERIDOS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715 UTILIDAD DIFERIDA EN VENTAS A PLAZOS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720 CRÃ‰DITO POR CORRECCIÃ“N MONETARIA DIFERIDA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725 IMPUESTOS DIFERIDOS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7 SUBTOTAL DIFERIDOS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805 AVANCES Y ANTICIPOS RECIBIDOS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810 DEPÃ“SITOS RECIBIDOS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815 INGRESOS RECIBIDOS PARA TERCEROS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820 CUENTAS DE OPERACIÃ“N CONJUNTA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825 RETENCIONES A TERCEROS SOBRE CONTRATOS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835 ACREEDORES DEL SISTEMA (LP) 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840 CUENTAS EN PARTICIPACIÃ“N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895 DIVERSOS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8 SUBTOTAL OTROS PASIVOS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905 BONOS EN CIRCULACIÃ“N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910 BONOS OBLIGATOR. CONVERTIBLES EN ACCIONES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915 PAPELES COMERCIALES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20 BONOS PENSIONALES (LP) 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925 TÃTULOS PENSIONALES (LP) 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 SUBTOTAL BONOS Y PAPELES COMERCIA.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OTAL PASIVO NO CORRIENTE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OTAL PASIVO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105 CAPITAL SUSCRITO Y PAGADO 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3115 APORTES SOCIALES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3120 CAPITAL ASIGNADO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3125 INVERSIÃ“N SUPLEMENTARIA AL CAPITAL ASIGNADO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3130 CAPITAL DE PERSONAS NATURALES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3135 APORTES DEL ESTADO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3140 FONDO SOCIAL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31 SUBTOTAL CAPITAL SOCIAL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3205 PRIMA EN COLOC.ACC,CUOTAS O PARTES DE INT. SOCIAL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3210 DONACIONES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3215 CRÃ‰DITO MERCANTIL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3220 KNOW HOW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3225 SUPERÃVIT MÃ‰TODO DE PARTICIPACIÃ“N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32 SUBTOTAL SUPERÃVIT DE CAPITAL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33 RESERVAS 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34 REVALORIZACIÃ“N DEL PATRIMONIO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35 DIVIDEN. O PARTC. DECRET. EN ACC.O CUOTAS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36 RESULTADOS DEL EJERCICIO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3705 UTILIDADES ACUMULADAS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3710 PERDIDAS ACUMULADAS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37 RESULTADOS DE EJERCICIOS ANTERIORES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38 SUPERÃVIT POR VALORIZACIONES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OTAL PATRIMONIO</text:p>
          </table:table-cell>
          <table:table-cell office:value-type="string" calcext:value-type="string">
            <text:p>Patrimonio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OTAL PASIVO Y PATRIMONIO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81 DERECHOS CONTINGENTES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82 DEUDORAS FISCALES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83 DEUDORAS DE CONTROL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9 CUENTAS DE ORDEN ACREEDORAS POR CONTRA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91 RESPONSABILIDADES CONTINGENTES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92 ACREEDORAS FISCALES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93 ACREEDORAS DE CONTROL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8 CTAS DE ORDEN DEUDORAS POR CONTR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H1:Sheet1.I7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dero </meta:initial-creator>
    <meta:creation-date>2016-09-08T11:00:03.285593071</meta:creation-date>
    <dc:date>2016-09-08T12:10:58.228969918</dc:date>
    <dc:creator>eledero </dc:creator>
    <meta:editing-duration>PT4M4S</meta:editing-duration>
    <meta:editing-cycles>1</meta:editing-cycles>
    <meta:document-statistic meta:table-count="1" meta:cell-count="628" meta:object-count="0"/>
    <meta:generator>LibreOffice/4.3.3.2$Linux_X86_64 LibreOffice_project/430m0$Build-2</meta:generator>
  </office:meta>
</office:document-meta>
</file>